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9000002AB60EEB42FD2949DDD.png" manifest:media-type="image/png"/>
  <manifest:file-entry manifest:full-path="Pictures/10000001000002E900000259FCC5AEA919A03C5B.png" manifest:media-type="image/png"/>
  <manifest:file-entry manifest:full-path="Pictures/10000001000001C2000001569705F3CD8BF793F1.png" manifest:media-type="image/png"/>
  <manifest:file-entry manifest:full-path="Pictures/10000001000001000000010010C9386AACAD9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61cm" fo:min-width="21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10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11" style:family="paragraph">
      <style:paragraph-properties fo:margin-left="0cm" fo:margin-right="0cm" fo:margin-top="0cm" fo:margin-bottom="0cm" fo:line-height="115%" fo:text-indent="0cm"/>
    </style:style>
    <style:style style:name="P12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T1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2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slido</text:span><text:span text:style-name="T2">:</text:span><text:span text:style-name="T3">~</text:span><text:span text:style-name="T2">$</text:span></text:p>
          </draw:text-box>
        </draw:frame>
        <draw:frame draw:style-name="gr6" draw:text-style-name="P6" draw:layer="layout" svg:width="7.451cm" svg:height="7.451cm" svg:x="10.275cm" svg:y="4.15cm">
          <draw:image xlink:href="Pictures/10000001000001000000010010C9386AACAD917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985cm" svg:height="5.365cm" svg:x="6.508cm" svg:y="5.09cm">
          <draw:text-box>
            <text:p text:style-name="P8"><text:span text:style-name="T4"><text:s/></text:span><text:span text:style-name="T4">指標變數＆函數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簡介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5">程式語言裡的函式多半和數學函數一樣</text:span></text:p>
            <text:p text:style-name="P11"><text:span text:style-name="T5">以下是大致的差異性</text:span></text:p>
            <text:p text:style-name="P11"><text:span text:style-name="T5"/></text:p>
            <text:p text:style-name="P11"><text:span text:style-name="T5">1. </text:span><text:span text:style-name="T5">不一定有函式值 </text:span><text:span text:style-name="T5">-&gt; f(x)</text:span><text:span text:style-name="T5">不一定會需要答案</text:span></text:p>
            <text:p text:style-name="P11"><text:span text:style-name="T5">2. </text:span><text:span text:style-name="T5">可能擁有非常多的輸入值 </text:span><text:span text:style-name="T5">-&gt; f(x, y, z, a, b, c)</text:span></text:p>
            <text:p text:style-name="P11"><text:span text:style-name="T5">3. </text:span><text:span text:style-name="T5">擁有多種型別混搭 </text:span><text:span text:style-name="T5">-&gt; f(x)</text:span><text:span text:style-name="T5">的值為數字</text:span><text:span text:style-name="T5">, g(x)</text:span><text:span text:style-name="T5">的值為字串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簡介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5">另外，這是函式的作用</text:span></text:p>
            <text:p text:style-name="P11"><text:span text:style-name="T5"/></text:p>
            <text:p text:style-name="P11"><text:span text:style-name="T5">1. </text:span><text:span text:style-name="T5">包裝重複使用的程式碼，讓程式變好看</text:span></text:p>
            <text:p text:style-name="P11"><text:span text:style-name="T5">2. </text:span><text:span text:style-name="T5">遞迴 </text:span><text:span text:style-name="T5">:)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預覽</text:span><text:span text:style-name="T2">$</text:span></text:p>
          </draw:text-box>
        </draw:frame>
        <draw:frame draw:style-name="gr6" draw:text-style-name="P6" draw:layer="layout" svg:width="11.905cm" svg:height="9.048cm" svg:x="15.24cm" svg:y="6.192cm">
          <draw:image xlink:href="Pictures/10000001000001C2000001569705F3CD8BF793F1.png" xlink:type="simple" xlink:show="embed" xlink:actuate="onLoad" draw:mime-type="image/png">
            <text:p/>
          </draw:image>
        </draw:frame>
        <draw:frame draw:style-name="gr6" draw:text-style-name="P6" draw:layer="layout" svg:width="13.97cm" svg:height="11.27cm" svg:x="0.635cm" svg:y="3.97cm">
          <draw:image xlink:href="Pictures/10000001000002E900000259FCC5AEA919A03C5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架構型態</text:span><text:span text:style-name="T2">$</text:span></text:p>
          </draw:text-box>
        </draw:frame>
        <draw:frame draw:style-name="gr6" draw:text-style-name="P6" draw:layer="layout" svg:width="12.7cm" svg:height="11.164cm" svg:x="1.27cm" svg:y="3.531cm">
          <draw:image xlink:href="Pictures/1000000100000309000002AB60EEB42FD2949DDD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回傳值型態</text:span><text:span text:style-name="T2">$</text:span></text:p>
          </draw:text-box>
        </draw:frame>
        <draw:frame draw:style-name="gr10" draw:text-style-name="P14" draw:layer="layout" svg:width="16.776cm" svg:height="9.211cm" svg:x="1.004cm" svg:y="3.28cm">
          <draw:text-box>
            <text:p text:style-name="P11"><text:span text:style-name="T5">回傳值型態：也就是</text:span><text:span text:style-name="T6">回傳值的型態</text:span></text:p>
            <text:p text:style-name="P11"><text:span text:style-name="T6"/></text:p>
            <text:p text:style-name="P11"><text:span text:style-name="T5">以上面的求最大值來說，就是回傳</text:span><text:span text:style-name="T7">int</text:span></text:p>
            <text:p text:style-name="P11"><text:span text:style-name="T5">如果有一個函式想要求最大長度的字串</text:span></text:p>
            <text:p text:style-name="P11"><text:span text:style-name="T5">則是回傳</text:span><text:span text:style-name="T7">string</text:span></text:p>
            <text:p text:style-name="P11"><text:span text:style-name="T5"/></text:p>
            <text:p text:style-name="P11"><text:span text:style-name="T5">前面我們提過不一定要回傳值</text:span></text:p>
            <text:p text:style-name="P11"><text:span text:style-name="T5">此時須回傳</text:span><text:span text:style-name="T7">void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 text:style-name="P13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參數</text:span><text:span text:style-name="T2">$</text:span></text:p>
          </draw:text-box>
        </draw:frame>
        <draw:frame draw:style-name="gr9" draw:text-style-name="P14" draw:layer="layout" svg:width="16.776cm" svg:height="8.091cm" svg:x="1.004cm" svg:y="3.28cm">
          <draw:text-box>
            <text:p text:style-name="P11"><text:span text:style-name="T5">參數：函式中可以使用的變數</text:span></text:p>
            <text:p text:style-name="P11"><text:span text:style-name="T5"/></text:p>
            <text:p text:style-name="P11"><text:span text:style-name="T5">可以在程式區域或回傳值被使用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7.411cm" svg:height="8.091cm" svg:x="1.004cm" svg:y="3.28cm">
          <draw:text-box>
            <text:p text:style-name="P11"><text:span text:style-name="T5">回傳函數：回報將要回傳值</text:span></text:p>
            <text:p text:style-name="P11"><text:span text:style-name="T5"/></text:p>
            <text:p text:style-name="P11"><text:span text:style-name="T5">放了</text:span><text:span text:style-name="T7">return</text:span><text:span text:style-name="T5">後就回結束函式，並且回傳回傳值</text:span></text:p>
            <text:p text:style-name="P11"><text:span text:style-name="T5">如果回傳值型態為</text:span><text:span text:style-name="T7">void</text:span><text:span text:style-name="T5">的話，則寫成</text:span><text:span text:style-name="T7">return</text:span><text:span text:style-name="T5">;</text:span></text:p>
          </draw:text-box>
        </draw:frame>
        <draw:frame draw:style-name="gr6" draw:text-style-name="P6" draw:layer="layout" svg:width="8.366cm" svg:height="7.354cm" svg:x="18.939cm" svg:y="7.62cm">
          <draw:image xlink:href="Pictures/1000000100000309000002AB60EEB42FD2949DDD.png" xlink:type="simple" xlink:show="embed" xlink:actuate="onLoad" draw:mime-type="image/png">
            <text:p/>
          </draw:image>
        </draw:frame>
        <draw:frame draw:style-name="gr5" draw:text-style-name="P5" draw:layer="layout" svg:width="19.32cm" svg:height="1.407cm" svg:x="1cm" svg:y="0.934cm">
          <draw:text-box>
            <text:p text:style-name="P13"><text:span text:style-name="T1">函式</text:span><text:span text:style-name="T2">:</text:span><text:span text:style-name="T3">~</text:span><text:span text:style-name="T3">函式簡介</text:span><text:span text:style-name="T3">/</text:span><text:span text:style-name="T3">語法</text:span><text:span text:style-name="T3">/</text:span><text:span text:style-name="T3">回傳</text:span><text:span text:style-name="T2">$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1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1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1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1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3H26M30S</meta:editing-duration>
    <meta:editing-cycles>14</meta:editing-cycles>
    <meta:generator>LibreOffice/7.3.7.2$Linux_X86_64 LibreOffice_project/30$Build-2</meta:generator>
    <dc:title>terminal</dc:title>
    <dc:date>2022-11-25T04:55:01.088848529</dc:date>
    <meta:document-statistic meta:object-count="96"/>
  </office:meta>
</office:document-meta>
</file>